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66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3.004cm"/>
    </style:style>
    <style:style style:name="Table1.D" style:family="table-column">
      <style:table-column-properties style:column-width="8.5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4.041cm"/>
    </style:style>
    <style:style style:name="Table9.B" style:family="table-column">
      <style:table-column-properties style:column-width="3.127cm"/>
    </style:style>
    <style:style style:name="Table9.C" style:family="table-column">
      <style:table-column-properties style:column-width="3.103cm"/>
    </style:style>
    <style:style style:name="Table9.D" style:family="table-column">
      <style:table-column-properties style:column-width="6.74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643cm"/>
    </style:style>
    <style:style style:name="Table3.B" style:family="table-column">
      <style:table-column-properties style:column-width="3.175cm"/>
    </style:style>
    <style:style style:name="Table3.C" style:family="table-column">
      <style:table-column-properties style:column-width="3.27cm"/>
    </style:style>
    <style:style style:name="Table3.D" style:family="table-column">
      <style:table-column-properties style:column-width="5.925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643cm"/>
    </style:style>
    <style:style style:name="Table2.B" style:family="table-column">
      <style:table-column-properties style:column-width="3.175cm"/>
    </style:style>
    <style:style style:name="Table2.C" style:family="table-column">
      <style:table-column-properties style:column-width="3.27cm"/>
    </style:style>
    <style:style style:name="Table2.D" style:family="table-column">
      <style:table-column-properties style:column-width="5.9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643cm"/>
    </style:style>
    <style:style style:name="Table4.B" style:family="table-column">
      <style:table-column-properties style:column-width="3.175cm"/>
    </style:style>
    <style:style style:name="Table4.C" style:family="table-column">
      <style:table-column-properties style:column-width="3.27cm"/>
    </style:style>
    <style:style style:name="Table4.D" style:family="table-column">
      <style:table-column-properties style:column-width="5.925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6.518cm"/>
    </style:style>
    <style:style style:name="Table5.B" style:family="table-column">
      <style:table-column-properties style:column-width="3.993cm"/>
    </style:style>
    <style:style style:name="Table5.C" style:family="table-column">
      <style:table-column-properties style:column-width="2.935cm"/>
    </style:style>
    <style:style style:name="Table5.D" style:family="table-column">
      <style:table-column-properties style:column-width="3.567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6.518cm"/>
    </style:style>
    <style:style style:name="Table6.B" style:family="table-column">
      <style:table-column-properties style:column-width="3.2cm"/>
    </style:style>
    <style:style style:name="Table6.C" style:family="table-column">
      <style:table-column-properties style:column-width="3.993cm"/>
    </style:style>
    <style:style style:name="Table6.D" style:family="table-column">
      <style:table-column-properties style:column-width="3.30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6.518cm"/>
    </style:style>
    <style:style style:name="Table7.B" style:family="table-column">
      <style:table-column-properties style:column-width="3.2cm"/>
    </style:style>
    <style:style style:name="Table7.C" style:family="table-column">
      <style:table-column-properties style:column-width="3.993cm"/>
    </style:style>
    <style:style style:name="Table7.D" style:family="table-column">
      <style:table-column-properties style:column-width="3.30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non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56009"/>
    </style:style>
    <style:style style:name="T3" style:family="text">
      <style:text-properties officeooo:rsid="000b05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4">Us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Name</text:p>
          </table:table-cell>
          <table:table-cell table:style-name="Table1.A2" office:value-type="string">
            <text:p text:style-name="P3">Type</text:p>
          </table:table-cell>
          <table:table-cell table:style-name="Table1.A2" office:value-type="string">
            <text:p text:style-name="P3">Default values</text:p>
          </table:table-cell>
          <table:table-cell table:style-name="Table1.D2" office:value-type="string">
            <text:p text:style-name="P3">Possibles values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(6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Username</text:p>
          </table:table-cell>
          <table:table-cell table:style-name="Table1.A2" office:value-type="string">
            <text:p text:style-name="Table_20_Contents"><text:bookmark-start text:name="__DdeLink__1269_1156707345"/>VARCHAR(10)<text:bookmark-end text:name="__DdeLink__1269_1156707345"/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<text:bookmark-start text:name="__DdeLink__1271_1156707345"/>Password<text:bookmark-end text:name="__DdeLink__1271_1156707345"/></text:p>
          </table:table-cell>
          <table:table-cell table:style-name="Table1.A2" office:value-type="string">
            <text:p text:style-name="Table_20_Contents"><text:bookmark-start text:name="__DdeLink__1273_1156707345"/>VARCHAR(<text:span text:style-name="T2">2</text:span>00)<text:bookmark-end text:name="__DdeLink__1273_1156707345"/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Name</text:p>
          </table:table-cell>
          <table:table-cell table:style-name="Table1.A2" office:value-type="string">
            <text:p text:style-name="Table_20_Contents"><text:bookmark-start text:name="__DdeLink__1275_1156707345"/>VARCHAR(50)<text:bookmark-end text:name="__DdeLink__1275_1156707345"/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<text:bookmark-start text:name="__DdeLink__4883_778561004"/><text:bookmark-start text:name="__DdeLink__1277_1156707345"/>Surnames<text:bookmark-end text:name="__DdeLink__4883_778561004"/><text:bookmark-end text:name="__DdeLink__1277_1156707345"/></text:p>
          </table:table-cell>
          <table:table-cell table:style-name="Table1.A2" office:value-type="string">
            <text:p text:style-name="Table_20_Contents"><text:bookmark-start text:name="__DdeLink__4885_778561004"/><text:bookmark-start text:name="__DdeLink__1279_1156707345"/>VARCHAR(100)<text:bookmark-end text:name="__DdeLink__4885_778561004"/><text:bookmark-end text:name="__DdeLink__1279_1156707345"/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table:number-columns-spanned="4" office:value-type="string">
            <text:p text:style-name="P4">Student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3">Name</text:p>
          </table:table-cell>
          <table:table-cell table:style-name="Table9.A2" office:value-type="string">
            <text:p text:style-name="P3">Type</text:p>
          </table:table-cell>
          <table:table-cell table:style-name="Table9.A2" office:value-type="string">
            <text:p text:style-name="P3">Default values</text:p>
          </table:table-cell>
          <table:table-cell table:style-name="Table9.D2" office:value-type="string">
            <text:p text:style-name="P3">Possibles values</text:p>
          </table:table-cell>
        </table:table-row>
        <table:table-row>
          <table:table-cell table:style-name="Table9.A2" office:value-type="string">
            <text:p text:style-name="Table_20_Contents"><text:bookmark-start text:name="__DdeLink__4952_1156707345"/>School<text:bookmark-end text:name="__DdeLink__4952_1156707345"/></text:p>
          </table:table-cell>
          <table:table-cell table:style-name="Table9.A2" office:value-type="string">
            <text:p text:style-name="Table_20_Contents"><text:bookmark-start text:name="__DdeLink__409_9604444502"/><text:bookmark-start text:name="__DdeLink__4954_1156707345"/>VARCHAR(50)<text:bookmark-end text:name="__DdeLink__409_9604444502"/><text:bookmark-end text:name="__DdeLink__4954_1156707345"/>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  <table:table-row>
          <table:table-cell table:style-name="Table9.A2" office:value-type="string">
            <text:p text:style-name="P2"><text:bookmark-start text:name="__DdeLink__4956_1156707345"/>city<text:bookmark-end text:name="__DdeLink__4956_1156707345"/></text:p>
          </table:table-cell>
          <table:table-cell table:style-name="Table9.A2" office:value-type="string">
            <text:p text:style-name="Table_20_Contents"><text:bookmark-start text:name="__DdeLink__4958_1156707345"/>VARCHAR(50)<text:bookmark-end text:name="__DdeLink__4958_1156707345"/>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  <table:table-row>
          <table:table-cell table:style-name="Table9.A2" office:value-type="string">
            <text:p text:style-name="P2"><text:bookmark-start text:name="__DdeLink__4960_1156707345"/>Course (NL)<text:bookmark-end text:name="__DdeLink__4960_1156707345"/></text:p>
          </table:table-cell>
          <table:table-cell table:style-name="Table9.A2" office:value-type="string">
            <text:p text:style-name="Table_20_Contents"><text:bookmark-start text:name="__DdeLink__4963_1156707345"/>VARCHAR<text:bookmark text:name="result_box22"/>(2)<text:bookmark-end text:name="__DdeLink__4963_1156707345"/>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  <table:table-row>
          <table:table-cell table:style-name="Table9.A2" office:value-type="string">
            <text:p text:style-name="P2"><text:bookmark-start text:name="__DdeLink__4965_1156707345"/>date_of_birth<text:bookmark-end text:name="__DdeLink__4965_1156707345"/></text:p>
          </table:table-cell>
          <table:table-cell table:style-name="Table9.A2" office:value-type="string">
            <text:p text:style-name="Table_20_Contents"><text:bookmark-start text:name="__DdeLink__4967_1156707345"/>DATE<text:bookmark-end text:name="__DdeLink__4967_1156707345"/>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table:number-columns-spanned="4" office:value-type="string">
            <text:p text:style-name="P4">Teacher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">Name</text:p>
          </table:table-cell>
          <table:table-cell table:style-name="Table3.A2" office:value-type="string">
            <text:p text:style-name="P3">Type</text:p>
          </table:table-cell>
          <table:table-cell table:style-name="Table3.A2" office:value-type="string">
            <text:p text:style-name="P3">Default values</text:p>
          </table:table-cell>
          <table:table-cell table:style-name="Table3.D2" office:value-type="string">
            <text:p text:style-name="P3">Possibles values</text:p>
          </table:table-cell>
        </table:table-row>
        <table:table-row>
          <table:table-cell table:style-name="Table3.A2" office:value-type="string">
            <text:p text:style-name="Table_20_Contents">School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Table_20_Contents">-</text:p>
          </table:table-cell>
          <table:table-cell table:style-name="Table3.D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2">city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Table_20_Contents">-</text:p>
          </table:table-cell>
          <table:table-cell table:style-name="Table3.D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2">Courses (NL, NL, ...)</text:p>
          </table:table-cell>
          <table:table-cell table:style-name="Table3.A2" office:value-type="string">
            <text:p text:style-name="Table_20_Contents"><text:bookmark-start text:name="__DdeLink__4972_1156707345"/>VARCHAR<text:bookmark text:name="result_box211"/>(50)<text:bookmark-end text:name="__DdeLink__4972_1156707345"/></text:p>
          </table:table-cell>
          <table:table-cell table:style-name="Table3.A2" office:value-type="string">
            <text:p text:style-name="Table_20_Contents">-</text:p>
          </table:table-cell>
          <table:table-cell table:style-name="Table3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table:number-columns-spanned="4" office:value-type="string">
            <text:p text:style-name="P4">Webmaster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">Name</text:p>
          </table:table-cell>
          <table:table-cell table:style-name="Table2.A2" office:value-type="string">
            <text:p text:style-name="P3">Type</text:p>
          </table:table-cell>
          <table:table-cell table:style-name="Table2.A2" office:value-type="string">
            <text:p text:style-name="P3">Default values</text:p>
          </table:table-cell>
          <table:table-cell table:style-name="Table2.D2" office:value-type="string">
            <text:p text:style-name="P3">Possibles values</text:p>
          </table:table-cell>
        </table:table-row>
        <table:table-row>
          <table:table-cell table:style-name="Table2.A2" office:value-type="string">
            <text:p text:style-name="Table_20_Contents"><text:bookmark-start text:name="__DdeLink__4974_1156707345"/>Role<text:bookmark-end text:name="__DdeLink__4974_1156707345"/></text:p>
          </table:table-cell>
          <table:table-cell table:style-name="Table2.A2" office:value-type="string">
            <text:p text:style-name="Table_20_Contents"><text:bookmark-start text:name="__DdeLink__4977_1156707345"/><text:bookmark-start text:name="__DdeLink__409_960444450111"/>V<text:bookmark-end text:name="__DdeLink__409_960444450111"/>ARCHAR(20)<text:bookmark-end text:name="__DdeLink__4977_1156707345"/></text:p>
          </table:table-cell>
          <table:table-cell table:style-name="Table2.A2" office:value-type="string">
            <text:p text:style-name="Table_20_Contents">-</text:p>
          </table:table-cell>
          <table:table-cell table:style-name="Table2.D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2"><text:bookmark-start text:name="__DdeLink__4979_1156707345"/>Description_of_their_role<text:bookmark-end text:name="__DdeLink__4979_1156707345"/></text:p>
          </table:table-cell>
          <table:table-cell table:style-name="Table2.A2" office:value-type="string">
            <text:p text:style-name="Table_20_Contents"><text:bookmark-start text:name="__DdeLink__4981_1156707345"/>VARCHAR(100)<text:bookmark-end text:name="__DdeLink__4981_1156707345"/></text:p>
          </table:table-cell>
          <table:table-cell table:style-name="Table2.A2" office:value-type="string">
            <text:p text:style-name="Table_20_Contents">-</text:p>
          </table:table-cell>
          <table:table-cell table:style-name="Table2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table:number-columns-spanned="4" office:value-type="string">
            <text:p text:style-name="P4">Ranking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">Name</text:p>
          </table:table-cell>
          <table:table-cell table:style-name="Table4.A2" office:value-type="string">
            <text:p text:style-name="P3">Type</text:p>
          </table:table-cell>
          <table:table-cell table:style-name="Table4.A2" office:value-type="string">
            <text:p text:style-name="P3">Default values</text:p>
          </table:table-cell>
          <table:table-cell table:style-name="Table4.D2" office:value-type="string">
            <text:p text:style-name="P3">Possibles values</text:p>
          </table:table-cell>
        </table:table-row>
        <table:table-row>
          <table:table-cell table:style-name="Table4.A2" office:value-type="string">
            <text:p text:style-name="Table_20_Contents">Id</text:p>
          </table:table-cell>
          <table:table-cell table:style-name="Table4.A2" office:value-type="string">
            <text:p text:style-name="Table_20_Contents">INT(6)</text:p>
          </table:table-cell>
          <table:table-cell table:style-name="Table4.A2" office:value-type="string">
            <text:p text:style-name="Table_20_Contents">-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Table_20_Contents"><text:bookmark-start text:name="__DdeLink__4983_1156707345"/>points<text:bookmark-end text:name="__DdeLink__4983_1156707345"/></text:p>
          </table:table-cell>
          <table:table-cell table:style-name="Table4.A2" office:value-type="string">
            <text:p text:style-name="Table_20_Contents"><text:bookmark-start text:name="__DdeLink__4985_1156707345"/>INT(20)<text:bookmark-end text:name="__DdeLink__4985_1156707345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2"><text:bookmark-start text:name="__DdeLink__4987_1156707345"/>number_of_hits<text:bookmark-end text:name="__DdeLink__4987_1156707345"/></text:p>
          </table:table-cell>
          <table:table-cell table:style-name="Table4.A2" office:value-type="string">
            <text:p text:style-name="Table_20_Contents"><text:bookmark-start text:name="__DdeLink__429_9604444502"/><text:bookmark-start text:name="__DdeLink__4989_1156707345"/>INT(10)<text:bookmark-end text:name="__DdeLink__429_9604444502"/><text:bookmark-end text:name="__DdeLink__4989_1156707345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2"><text:bookmark-start text:name="__DdeLink__4991_1156707345"/>number_of_failures<text:bookmark-end text:name="__DdeLink__4991_1156707345"/></text:p>
          </table:table-cell>
          <table:table-cell table:style-name="Table4.A2" office:value-type="string">
            <text:p text:style-name="Table_20_Contents"><text:bookmark-start text:name="__DdeLink__431_9604444501"/><text:bookmark-start text:name="__DdeLink__4993_1156707345"/>INT(10)<text:bookmark-end text:name="__DdeLink__431_9604444501"/><text:bookmark-end text:name="__DdeLink__4993_1156707345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2"><text:bookmark-start text:name="__DdeLink__4995_1156707345"/>number_of_attempts<text:bookmark-end text:name="__DdeLink__4995_1156707345"/></text:p>
          </table:table-cell>
          <table:table-cell table:style-name="Table4.A2" office:value-type="string">
            <text:p text:style-name="Table_20_Contents"><text:bookmark-start text:name="__DdeLink__4997_1156707345"/>INT(10)<text:bookmark-end text:name="__DdeLink__4997_1156707345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4">Game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">Name</text:p>
          </table:table-cell>
          <table:table-cell table:style-name="Table5.A2" office:value-type="string">
            <text:p text:style-name="P3">Type</text:p>
          </table:table-cell>
          <table:table-cell table:style-name="Table5.A2" office:value-type="string">
            <text:p text:style-name="P3">Default values</text:p>
          </table:table-cell>
          <table:table-cell table:style-name="Table5.D2" office:value-type="string">
            <text:p text:style-name="P3">Possibles values</text:p>
          </table:table-cell>
        </table:table-row>
        <table:table-row>
          <table:table-cell table:style-name="Table5.A2" office:value-type="string">
            <text:p text:style-name="Table_20_Contents">Id</text:p>
          </table:table-cell>
          <table:table-cell table:style-name="Table5.A2" office:value-type="string">
            <text:p text:style-name="Table_20_Contents">INT(6)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Table_20_Contents"><text:bookmark-start text:name="__DdeLink__1330_1192305497"/>Name<text:bookmark-end text:name="__DdeLink__1330_1192305497"/></text:p>
          </table:table-cell>
          <table:table-cell table:style-name="Table5.A2" office:value-type="string">
            <text:p text:style-name="Table_20_Contents"><text:bookmark-start text:name="__DdeLink__4897_778561004"/>VARCHAR(50)<text:bookmark-end text:name="__DdeLink__4897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899_778561004"/>Short_description<text:bookmark-end text:name="__DdeLink__4899_778561004"/></text:p>
          </table:table-cell>
          <table:table-cell table:style-name="Table5.A2" office:value-type="string">
            <text:p text:style-name="Table_20_Contents"><text:bookmark-start text:name="__DdeLink__4901_778561004"/>VARCHAR(100)<text:bookmark-end text:name="__DdeLink__4901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03_778561004"/>Rules<text:bookmark-end text:name="__DdeLink__4903_778561004"/></text:p>
          </table:table-cell>
          <table:table-cell table:style-name="Table5.A2" office:value-type="string">
            <text:p text:style-name="Table_20_Contents"><text:bookmark-start text:name="__DdeLink__4906_778561004"/><text:bookmark-start text:name="__DdeLink__625_7365374491"/>VARCHAR<text:bookmark-end text:name="__DdeLink__625_7365374491"/>(<text:span text:style-name="T1">200</text:span>)<text:bookmark-end text:name="__DdeLink__4906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08_778561004"/>Punctuation_at_the_first_attempt<text:bookmark-end text:name="__DdeLink__4908_778561004"/></text:p>
          </table:table-cell>
          <table:table-cell table:style-name="Table5.A2" office:value-type="string">
            <text:p text:style-name="Table_20_Contents"><text:bookmark-start text:name="__DdeLink__4910_778561004"/>INT(2)<text:bookmark-end text:name="__DdeLink__4910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12_778561004"/>Punctuation_at_the_second_attempt<text:bookmark-end text:name="__DdeLink__4912_778561004"/></text:p>
          </table:table-cell>
          <table:table-cell table:style-name="Table5.A2" office:value-type="string">
            <text:p text:style-name="Table_20_Contents">INT(2)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16_778561004"/><text:bookmark-start text:name="__DdeLink__4914_778561004"/><text:bookmark-start text:name="__DdeLink__2597_1201140016"/><text:bookmark text:name="result_box"/>Time_of_first_attempt<text:bookmark-end text:name="__DdeLink__4916_778561004"/><text:bookmark-end text:name="__DdeLink__4914_778561004"/><text:bookmark-end text:name="__DdeLink__2597_1201140016"/></text:p>
          </table:table-cell>
          <table:table-cell table:style-name="Table5.A2" office:value-type="string">
            <text:p text:style-name="Table_20_Contents"><text:bookmark-start text:name="__DdeLink__4918_778561004"/>INT(2)<text:bookmark-end text:name="__DdeLink__4918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20_778561004"/>Time_of_second_attempt<text:bookmark-end text:name="__DdeLink__4920_778561004"/></text:p>
          </table:table-cell>
          <table:table-cell table:style-name="Table5.A2" office:value-type="string">
            <text:p text:style-name="Table_20_Contents"><text:bookmark-start text:name="__DdeLink__4924_778561004"/><text:bookmark-start text:name="__DdeLink__4922_778561004"/>INT(2)<text:bookmark-end text:name="__DdeLink__4924_778561004"/><text:bookmark-end text:name="__DdeLink__4922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26_778561004"/><text:bookmark text:name="result_box1"/>num_of_words<text:bookmark-end text:name="__DdeLink__4926_778561004"/></text:p>
          </table:table-cell>
          <table:table-cell table:style-name="Table5.A2" office:value-type="string">
            <text:p text:style-name="Table_20_Contents"><text:bookmark-start text:name="__DdeLink__4928_778561004"/>INT(2)<text:bookmark-end text:name="__DdeLink__4928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4">Word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3">Name</text:p>
          </table:table-cell>
          <table:table-cell table:style-name="Table6.A2" office:value-type="string">
            <text:p text:style-name="P3">Type</text:p>
          </table:table-cell>
          <table:table-cell table:style-name="Table6.A2" office:value-type="string">
            <text:p text:style-name="P3">Default values</text:p>
          </table:table-cell>
          <table:table-cell table:style-name="Table6.D2" office:value-type="string">
            <text:p text:style-name="P3">Possibles values</text:p>
          </table:table-cell>
        </table:table-row>
        <table:table-row>
          <table:table-cell table:style-name="Table6.A2" office:value-type="string">
            <text:p text:style-name="Table_20_Contents">Id</text:p>
          </table:table-cell>
          <table:table-cell table:style-name="Table6.A2" office:value-type="string">
            <text:p text:style-name="Table_20_Contents">INT(6)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-</text:p>
          </table:table-cell>
        </table:table-row>
        <table:table-row>
          <table:table-cell table:style-name="Table6.A2" office:value-type="string">
            <text:p text:style-name="Table_20_Contents"><text:bookmark-start text:name="__DdeLink__4887_778561004"/>Value<text:bookmark-end text:name="__DdeLink__4887_778561004"/></text:p>
          </table:table-cell>
          <table:table-cell table:style-name="Table6.A2" office:value-type="string">
            <text:p text:style-name="Table_20_Contents"><text:bookmark-start text:name="__DdeLink__4889_778561004"/>VARCHAR(20)<text:bookmark-end text:name="__DdeLink__4889_778561004"/>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-</text:p>
          </table:table-cell>
        </table:table-row>
        <table:table-row>
          <table:table-cell table:style-name="Table6.A2" office:value-type="string">
            <text:p text:style-name="P2"><text:bookmark-start text:name="__DdeLink__4891_778561004"/>number_of_syllabes<text:bookmark-end text:name="__DdeLink__4891_778561004"/></text:p>
          </table:table-cell>
          <table:table-cell table:style-name="Table6.A2" office:value-type="string">
            <text:p text:style-name="Table_20_Contents">INT(1)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-</text:p>
          </table:table-cell>
        </table:table-row>
        <table:table-row>
          <table:table-cell table:style-name="Table6.A2" office:value-type="string">
            <text:p text:style-name="P2"><text:bookmark-start text:name="__DdeLink__4893_778561004"/>category<text:bookmark-end text:name="__DdeLink__4893_778561004"/></text:p>
          </table:table-cell>
          <table:table-cell table:style-name="Table6.A2" office:value-type="string">
            <text:p text:style-name="Table_20_Contents"><text:bookmark-start text:name="__DdeLink__4895_778561004"/>VARCHAR(1<text:span text:style-name="T3">6</text:span>)<text:bookmark-end text:name="__DdeLink__4895_778561004"/>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'<text:bookmark-start text:name="__DdeLink__1326_1192305497"/>aguda<text:bookmark-end text:name="__DdeLink__1326_1192305497"/>', '<text:bookmark-start text:name="__DdeLink__1324_1192305497"/>llana<text:bookmark-end text:name="__DdeLink__1324_1192305497"/>', '<text:bookmark-start text:name="__DdeLink__1328_1192305497"/>esdr&amp;uacute;jula<text:bookmark-end text:name="__DdeLink__1328_1192305497"/>'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4" office:value-type="string">
            <text:p text:style-name="P4">Province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">Name</text:p>
          </table:table-cell>
          <table:table-cell table:style-name="Table7.A2" office:value-type="string">
            <text:p text:style-name="P3">Type</text:p>
          </table:table-cell>
          <table:table-cell table:style-name="Table7.A2" office:value-type="string">
            <text:p text:style-name="P3">Default values</text:p>
          </table:table-cell>
          <table:table-cell table:style-name="Table7.D2" office:value-type="string">
            <text:p text:style-name="P3">Possibles values</text:p>
          </table:table-cell>
        </table:table-row>
        <table:table-row>
          <table:table-cell table:style-name="Table7.A2" office:value-type="string">
            <text:p text:style-name="Table_20_Contents">Id</text:p>
          </table:table-cell>
          <table:table-cell table:style-name="Table7.A2" office:value-type="string">
            <text:p text:style-name="Table_20_Contents">INT(6)</text:p>
          </table:table-cell>
          <table:table-cell table:style-name="Table7.A2" office:value-type="string">
            <text:p text:style-name="Table_20_Contents">-</text:p>
          </table:table-cell>
          <table:table-cell table:style-name="Table7.D2" office:value-type="string">
            <text:p text:style-name="Table_20_Contents">-</text:p>
          </table:table-cell>
        </table:table-row>
        <table:table-row>
          <table:table-cell table:style-name="Table7.A2" office:value-type="string">
            <text:p text:style-name="Table_20_Contents">Value</text:p>
          </table:table-cell>
          <table:table-cell table:style-name="Table7.A2" office:value-type="string">
            <text:p text:style-name="Table_20_Contents"><text:bookmark-start text:name="__DdeLink__4999_1156707345"/>VARCHAR(20)<text:bookmark-end text:name="__DdeLink__4999_1156707345"/></text:p>
          </table:table-cell>
          <table:table-cell table:style-name="Table7.A2" office:value-type="string">
            <text:p text:style-name="Table_20_Contents">-</text:p>
          </table:table-cell>
          <table:table-cell table:style-name="Table7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5-06T10:26:37</meta:creation-date>
    <dc:date>2014-05-13T13:55:51</dc:date>
    <dc:creator>alumne </dc:creator>
    <meta:editing-duration>PT6H47M49S</meta:editing-duration>
    <meta:editing-cycles>172</meta:editing-cycles>
    <meta:generator>LibreOffice/4.0.2.2$Linux_X86_64 LibreOffice_project/4c82dcdd6efcd48b1d8bba66bfe1989deee49c3</meta:generator>
    <meta:document-statistic meta:table-count="8" meta:image-count="0" meta:object-count="0" meta:page-count="8" meta:paragraph-count="176" meta:word-count="198" meta:character-count="1128" meta:non-whitespace-character-count="1105"/>
  </office:meta>
</office:document-meta>
</file>